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8.996cm"/>
    </style:style>
    <style:style style:name="co3" style:family="table-column">
      <style:table-column-properties fo:break-before="auto" style:column-width="5.741cm"/>
    </style:style>
    <style:style style:name="co4" style:family="table-column">
      <style:table-column-properties fo:break-before="auto" style:column-width="10.689cm"/>
    </style:style>
    <style:style style:name="co5" style:family="table-column">
      <style:table-column-properties fo:break-before="auto" style:column-width="2.646cm"/>
    </style:style>
    <style:style style:name="co6" style:family="table-column">
      <style:table-column-properties fo:break-before="auto" style:column-width="2.884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1.852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2.196cm"/>
    </style:style>
    <style:style style:name="co11" style:family="table-column">
      <style:table-column-properties fo:break-before="auto" style:column-width="2.593cm"/>
    </style:style>
    <style:style style:name="co12" style:family="table-column">
      <style:table-column-properties fo:break-before="auto" style:column-width="2.752cm"/>
    </style:style>
    <style:style style:name="co13" style:family="table-column">
      <style:table-column-properties fo:break-before="auto" style:column-width="2.302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1.826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699cm"/>
    </style:style>
    <style:style style:name="co18" style:family="table-column">
      <style:table-column-properties fo:break-before="auto" style:column-width="1.508cm"/>
    </style:style>
    <style:style style:name="co19" style:family="table-column">
      <style:table-column-properties fo:break-before="auto" style:column-width="1.42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4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2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/>
    <style:style style:name="ce1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/>
    </style:style>
    <style:style style:name="ce20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ffffd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Vírgula" style:data-style-name="N11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7" style:family="table-cell" style:parent-style-name="Vírgula" style:data-style-name="N11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2f2f2"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Vírgula" style:data-style-name="N110"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9" style:family="table-cell" style:parent-style-name="Default" style:data-style-name="N4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Segoe UI'" fo:font-size="9pt" fo:font-style="normal" fo:text-shadow="none" style:text-underline-style="none" fo:font-weight="normal" style:font-family-asian="'Segoe UI'" style:font-size-asian="9pt" style:font-style-asian="normal" style:font-weight-asian="normal" style:font-family-complex="'Segoe UI'" style:font-size-complex="9pt" style:font-style-complex="normal" style:font-weight-complex="normal"/>
    </style:style>
    <style:style style:name="T2" style:family="text">
      <style:text-properties fo:color="#000000" style:font-name="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" fo:font-size="10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erv112019" table:style-name="ta1">
        <table:table-column table:style-name="co1" table:default-cell-style-name="ce4"/>
        <table:table-column table:style-name="co2" table:default-cell-style-name="ce12"/>
        <table:table-column table:style-name="co3" table:default-cell-style-name="ce26"/>
        <table:table-column table:style-name="co4" table:default-cell-style-name="ce26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0" table:default-cell-style-name="ce4"/>
        <table:table-column table:style-name="co17" table:default-cell-style-name="ce29"/>
        <table:table-column table:style-name="co18" table:number-columns-repeated="2" table:default-cell-style-name="ce29"/>
        <table:table-column table:style-name="co19" table:number-columns-repeated="44" table:default-cell-style-name="ce4"/>
        <table:table-column table:style-name="co19" table:number-columns-repeated="960" table:default-cell-style-name="Default"/>
        <table:table-row table:style-name="ro1">
          <table:table-cell table:style-name="ce22" office:value-type="string" calcext:value-type="string" table:number-columns-spanned="1" table:number-rows-spanned="3">
            <text:p>MATRÍCULA</text:p>
          </table:table-cell>
          <table:table-cell table:style-name="ce22" office:value-type="string" calcext:value-type="string" table:number-columns-spanned="1" table:number-rows-spanned="3">
            <text:p>NOME</text:p>
          </table:table-cell>
          <table:table-cell table:style-name="ce22" office:value-type="string" calcext:value-type="string" table:number-columns-spanned="1" table:number-rows-spanned="3">
            <text:p>CARGO/FUNÇÃO</text:p>
          </table:table-cell>
          <table:table-cell table:style-name="ce22" office:value-type="string" calcext:value-type="string" table:number-columns-spanned="1" table:number-rows-spanned="3">
            <text:p>LOTAÇÃO</text:p>
          </table:table-cell>
          <table:table-cell table:style-name="ce22" office:value-type="string" calcext:value-type="string" table:number-columns-spanned="9" table:number-rows-spanned="1">
            <text:p>RENDIMENTOS</text:p>
          </table:table-cell>
          <table:covered-table-cell table:number-columns-repeated="8"/>
          <table:table-cell table:style-name="ce32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22" office:value-type="string" calcext:value-type="string" table:number-columns-spanned="1" table:number-rows-spanned="3">
            <office:annotation draw:style-name="gr1" draw:text-style-name="P2" svg:width="3.81cm" svg:height="1.402cm" svg:x="61.965cm" svg:y="0.026cm" draw:caption-point-x="-0.275cm" draw:caption-point-y="-0.016cm">
              <dc:creator>mpsp</dc:creator>
              <dc:date>2021-02-04T00:00:00</dc:date>
              <text:p text:style-name="P1"><text:span text:style-name="T1">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/>
          <table:table-cell table:style-name="ce2"/>
          <table:table-cell table:style-name="ce3" table:number-columns-repeated="1004"/>
        </table:table-row>
        <table:table-row table:style-name="ro2">
          <table:covered-table-cell/>
          <table:covered-table-cell table:style-name="ce23"/>
          <table:covered-table-cell table:number-columns-repeated="2"/>
          <table:table-cell table:style-name="ce22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22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22" office:value-type="string" calcext:value-type="string" table:number-columns-spanned="1" table:number-rows-spanned="2">
            <office:annotation draw:style-name="gr1" draw:text-style-name="P2" svg:width="4.683cm" svg:height="1.799cm" svg:x="45.217cm" svg:y="0.159cm" draw:caption-point-x="-0.275cm" draw:caption-point-y="0.3cm">
              <dc:creator>mpsp</dc:creator>
              <dc:date>2021-02-04T00:00:00</dc:date>
              <text:p text:style-name="P1"><text:span text:style-name="T1">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22" office:value-type="string" calcext:value-type="string" table:number-columns-spanned="1" table:number-rows-spanned="2">
            <office:annotation draw:style-name="gr1" draw:text-style-name="P2" svg:width="5.08cm" svg:height="1.455cm" svg:x="47.969cm" svg:y="0.159cm" draw:caption-point-x="-0.275cm" draw:caption-point-y="0.3cm">
              <dc:creator>mpsp</dc:creator>
              <dc:date>2021-02-04T00:00:00</dc:date>
              <text:p text:style-name="P1"><text:span text:style-name="T1">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22" office:value-type="string" calcext:value-type="string" table:number-columns-spanned="1" table:number-rows-spanned="2">
            <office:annotation draw:style-name="gr1" draw:text-style-name="P2" svg:width="3.387cm" svg:height="1.085cm" svg:x="50.271cm" svg:y="0.159cm" draw:caption-point-x="-0.275cm" draw:caption-point-y="0.3cm">
              <dc:creator>mpsp</dc:creator>
              <dc:date>2021-02-04T00:00:00</dc:date>
              <text:p text:style-name="P1"><text:span text:style-name="T1">Total dos rendimentos brutos pagos no mês.</text:span></text:p>
            </office:annotation>
            <text:p>TOTAL DE RENDIMENTOS BRUTOS<text:span text:style-name="T2">9</text:span></text:p>
          </table:table-cell>
          <table:table-cell table:style-name="ce32" office:value-type="string" calcext:value-type="string" table:number-columns-spanned="3" table:number-rows-spanned="1">
            <text:p>OBRIGATÓRIOS/LEGAIS</text:p>
          </table:table-cell>
          <table:covered-table-cell table:number-columns-repeated="2"/>
          <table:table-cell table:style-name="ce22" office:value-type="string" calcext:value-type="string" table:number-columns-spanned="1" table:number-rows-spanned="2">
            <office:annotation draw:style-name="gr1" draw:text-style-name="P2" svg:width="3.387cm" svg:height="0.953cm" svg:x="59.267cm" svg:y="0.159cm" draw:caption-point-x="-0.275cm" draw:caption-point-y="0.3cm">
              <dc:creator>mpsp</dc:creator>
              <dc:date>2021-02-04T00:00:00</dc:date>
              <text:p text:style-name="P1"><text:span text:style-name="T1">Total dos descontos efetuados no mês.</text:span></text:p>
            </office:annotation>
            <text:p>TOTAL DE DESCONTOS<text:span text:style-name="T2">13</text:span></text:p>
          </table:table-cell>
          <table:covered-table-cell/>
          <table:table-cell/>
          <table:table-cell table:style-name="ce2"/>
          <table:table-cell table:style-name="ce3" table:number-columns-repeated="1004"/>
        </table:table-row>
        <table:table-row table:style-name="ro3">
          <table:covered-table-cell/>
          <table:covered-table-cell table:style-name="ce23"/>
          <table:covered-table-cell table:number-columns-repeated="2"/>
          <table:table-cell table:style-name="ce10" office:value-type="string" calcext:value-type="string">
            <office:annotation draw:style-name="gr1" draw:text-style-name="P2" svg:width="5.45cm" svg:height="1.852cm" svg:x="30.268cm" svg:y="0.688cm" draw:caption-point-x="-0.328cm" draw:caption-point-y="0.295cm">
              <dc:creator>mpsp</dc:creator>
              <dc:date>2021-02-04T00:00:00</dc:date>
              <text:p text:style-name="P1"><text:span text:style-name="T1">Remuneração do cargo efetivo - Vencimento, GAMPU, V.P.I, Adicionais de Qualificação, G.A.E e G.A.S, além de outras desta natureza.</text:span></text:p>
            </office:annotation>
            <text:p>Remuneração do Cargo Efetivo<text:span text:style-name="T2">1</text:span></text:p>
          </table:table-cell>
          <table:table-cell table:style-name="ce10" office:value-type="string" calcext:value-type="string">
            <office:annotation draw:style-name="gr1" draw:text-style-name="P2" svg:width="5.054cm" svg:height="1.852cm" svg:x="33.205cm" svg:y="0.661cm" draw:caption-point-x="-0.381cm" draw:caption-point-y="0.322cm">
              <dc:creator>mpsp</dc:creator>
              <dc:date>2021-02-04T00:00:00</dc:date>
              <text:p text:style-name="P1"><text:span text:style-name="T1">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10" office:value-type="string" calcext:value-type="string">
            <office:annotation draw:style-name="gr1" draw:text-style-name="P2" svg:width="6.085cm" svg:height="2.302cm" svg:x="36.142cm" svg:y="0.661cm" draw:caption-point-x="-0.275cm" draw:caption-point-y="0.322cm">
              <dc:creator>mpsp</dc:creator>
              <dc:date>2021-02-04T00:00:00</dc:date>
              <text:p text:style-name="P1"><text:span text:style-name="T1">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3">³</text:span></text:p>
          </table:table-cell>
          <table:table-cell table:style-name="ce10" office:value-type="string" calcext:value-type="string">
            <office:annotation draw:style-name="gr1" draw:text-style-name="P2" svg:width="5.027cm" svg:height="1.826cm" svg:x="37.994cm" svg:y="0.661cm" draw:caption-point-x="-0.275cm" draw:caption-point-y="0.322cm">
              <dc:creator>mpsp</dc:creator>
              <dc:date>2021-02-04T00:00:00</dc:date>
              <text:p text:style-name="P1"><text:span text:style-name="T1">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10" office:value-type="string" calcext:value-type="string">
            <office:annotation draw:style-name="gr1" draw:text-style-name="P2" svg:width="4.577cm" svg:height="1.773cm" svg:x="40.428cm" svg:y="0.661cm" draw:caption-point-x="-0.275cm" draw:caption-point-y="0.322cm">
              <dc:creator>mpsp</dc:creator>
              <dc:date>2021-02-04T00:00:00</dc:date>
              <text:p text:style-name="P1"><text:span text:style-name="T1">Adicional correspondente a 1/3 (um terço) da remuneração, pago ao servidor por ocasião das férias.</text:span></text:p>
            </office:annotation>
            <text:p>Férias (1/3 constitucional)<text:span text:style-name="T2">5</text:span></text:p>
          </table:table-cell>
          <table:table-cell table:style-name="ce10" office:value-type="string" calcext:value-type="string">
            <office:annotation draw:style-name="gr1" draw:text-style-name="P2" svg:width="5.53cm" svg:height="3.122cm" svg:x="42.624cm" svg:y="0.661cm" draw:caption-point-x="-0.275cm" draw:caption-point-y="0.322cm">
              <dc:creator>mpsp</dc:creator>
              <dc:date>2021-02-04T00:00:00</dc:date>
              <text:p text:style-name="P1"><text:span text:style-name="T1">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/>
          <table:table-cell table:style-name="ce10" office:value-type="string" calcext:value-type="string">
            <office:annotation draw:style-name="gr1" draw:text-style-name="P2" svg:width="6.244cm" svg:height="1.588cm" svg:x="52.784cm" svg:y="0.661cm" draw:caption-point-x="-0.275cm" draw:caption-point-y="0.322cm">
              <dc:creator>mpsp</dc:creator>
              <dc:date>2021-02-04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10" office:value-type="string" calcext:value-type="string">
            <office:annotation draw:style-name="gr1" draw:text-style-name="P2" svg:width="5.106cm" svg:height="1.905cm" svg:x="54.61cm" svg:y="0.661cm" draw:caption-point-x="-0.275cm" draw:caption-point-y="0.322cm">
              <dc:creator>mpsp</dc:creator>
              <dc:date>2021-02-04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Imposto de Renda<text:span text:style-name="T2">11</text:span></text:p>
          </table:table-cell>
          <table:table-cell table:style-name="ce10" office:value-type="string" calcext:value-type="string">
            <office:annotation draw:style-name="gr1" draw:text-style-name="P2" svg:width="6.509cm" svg:height="1.535cm" svg:x="57.494cm" svg:y="0.661cm" draw:caption-point-x="-0.698cm" draw:caption-point-y="0.322cm">
              <dc:creator>mpsp</dc:creator>
              <dc:date>2021-02-04T00:00:00</dc:date>
              <text:p text:style-name="P1"><text:span text:style-name="T1">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/>
          <table:table-cell/>
          <table:table-cell table:style-name="ce2"/>
          <table:table-cell table:style-name="ce3" table:number-columns-repeated="1004"/>
        </table:table-row>
        <table:table-row table:style-name="ro4">
          <table:table-cell table:style-name="ce16" office:value-type="float" office:value="4921" calcext:value-type="float">
            <text:p>4921</text:p>
          </table:table-cell>
          <table:table-cell table:style-name="ce20" office:value-type="string" calcext:value-type="string">
            <text:p>ADRIANE MOREIRA TEMPEST <text:s text:c="26"/></text:p>
          </table:table-cell>
          <table:table-cell table:style-name="ce20" office:value-type="string" calcext:value-type="string">
            <text:p>ASSESSOR DO MP</text:p>
          </table:table-cell>
          <table:table-cell table:style-name="ce20" office:value-type="string" calcext:value-type="string">
            <text:p>SERVICO TECNICO ADMINISTRATIVO DE SANTOS</text:p>
          </table:table-cell>
          <table:table-cell table:style-name="ce14" office:value-type="float" office:value="11738.68" calcext:value-type="float">
            <text:p><text:s/>11.738,68 </text:p>
          </table:table-cell>
          <table:table-cell table:style-name="ce17" office:value-type="float" office:value="4814.21" calcext:value-type="float">
            <text:p><text:s/>4.814,21 </text:p>
          </table:table-cell>
          <table:table-cell table:style-name="ce18" office:value-type="float" office:value="761.76" calcext:value-type="float">
            <text:p>761,76</text:p>
          </table:table-cell>
          <table:table-cell table:style-name="ce17" office:value-type="string" office:string-value="-" calcext:value-type="string">
            <text:p><text:s/>- </text:p>
          </table:table-cell>
          <table:table-cell table:style-name="ce18" office:value-type="string" calcext:value-type="string">
            <text:p>-</text:p>
          </table:table-cell>
          <table:table-cell table:number-columns-repeated="2" table:style-name="ce17" office:value-type="string" office:string-value="-" calcext:value-type="string">
            <text:p><text:s/>- </text:p>
          </table:table-cell>
          <table:table-cell table:style-name="ce17" office:value-type="float" office:value="1971.72" calcext:value-type="float">
            <text:p><text:s/>1.971,72 </text:p>
          </table:table-cell>
          <table:table-cell table:style-name="ce17" office:value-type="float" office:value="19286.37" calcext:value-type="float">
            <text:p><text:s/>19.286,37 </text:p>
          </table:table-cell>
          <table:table-cell table:style-name="ce13" office:value-type="float" office:value="987.63" calcext:value-type="float">
            <text:p><text:s/>987,63 </text:p>
          </table:table-cell>
          <table:table-cell table:style-name="ce14" office:value-type="float" office:value="3911.47" calcext:value-type="float">
            <text:p><text:s/>3.911,47 </text:p>
          </table:table-cell>
          <table:table-cell table:style-name="ce15" office:value-type="string" calcext:value-type="string">
            <text:p>-</text:p>
          </table:table-cell>
          <table:table-cell table:style-name="ce14" office:value-type="float" office:value="4899.1" calcext:value-type="float">
            <text:p><text:s/>4.899,10 </text:p>
          </table:table-cell>
          <table:table-cell table:style-name="ce19" office:value-type="float" office:value="14387.27" calcext:value-type="float">
            <text:p>14.387,27</text:p>
          </table:table-cell>
          <table:table-cell table:number-columns-repeated="1006"/>
        </table:table-row>
        <table:table-row table:style-name="ro4">
          <table:table-cell table:style-name="ce11"/>
          <table:table-cell table:number-columns-repeated="1023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>
          <table:table-cell table:style-name="ce5" office:value-type="string" calcext:value-type="string">
            <text:p><text:span text:style-name="T2">1</text:span> Remuneração do cargo efetivo - Vencimento, GAMPU, V.P.I, Adicionais de Qualificação, G.A.E e G.A.S, além de outras desta natureza.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<text:span text:style-name="T2">2</text:span>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<text:span text:style-name="T2">3</text:span>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<text:span text:style-name="T2">4</text:span>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<text:span text:style-name="T2">5</text:span>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<text:span text:style-name="T2">6</text:span>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<text:span text:style-name="T2">7</text:span> Valor total (somatório) das remunerações temporárias ou eventuais discriminadas na Tabela III.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<text:span text:style-name="T2">8</text:span> Valor total (somatório) das verbas indenizatórias discriminadas na Tabela III.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<text:span text:style-name="T2">9</text:span> Total dos rendimentos brutos pagos no mês.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<text:span text:style-name="T2">10</text:span>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<text:span text:style-name="T2">11</text:span> Imposto de Renda Retido na Fonte.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<text:span text:style-name="T2">12</text:span>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<text:span text:style-name="T2">13</text:span> Total dos descontos efetuados no mês.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<text:span text:style-name="T2">14</text:span> Rendimento líquido após os descontos referidos nos itens anteriores.</text:p>
          </table:table-cell>
          <table:table-cell table:number-columns-repeated="1023"/>
        </table:table-row>
        <table:table-row table:style-name="ro4" table:number-rows-repeated="1043322">
          <table:table-cell table:number-columns-repeated="1024"/>
        </table:table-row>
        <table:table-row table:style-name="ro5" table:number-rows-repeated="523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erv112019.A4:Serv112019.R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text> </number:text>
      <number:number number:decimal-places="2" loext:min-decimal-places="2" number:min-integer-digits="1" number:grouping="true"/>
      <number:text> </number:text>
    </number:number-style>
    <number:number-style style:name="N108">
      <number:text>-</number:text>
      <number:number number:decimal-places="2" loext:min-decimal-places="2" number:min-integer-digits="1" number:grouping="true"/>
      <number:text> </number:text>
    </number:number-style>
    <number:number-style style:name="N109">
      <number:text>-</number:text>
      <number:number number:decimal-places="0" loext:min-decimal-places="0" number:min-integer-digits="2"/>
      <number:text> </number:text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Vírgul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0.635cm" fo:margin-right="0.635cm" style:print-page-order="ttb" style:first-page-number="continue" style:scale-to="100%" style:print="charts drawings objects"/>
      <style:header-style>
        <style:header-footer-properties fo:min-height="0.605cm" fo:margin-left="0.635cm" fo:margin-right="0.635cm" fo:margin-bottom="0cm"/>
      </style:header-style>
      <style:footer-style>
        <style:header-footer-properties fo:min-height="0.605cm" fo:margin-left="0.635cm" fo:margin-right="0.63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>Dimes Afonso Dias Pereira</meta:initial-creator>
    <meta:creation-date>2016-11-22T08:17:36Z</meta:creation-date>
    <dc:date>2021-02-04T15:34:08.670413430</dc:date>
    <meta:editing-cycles>4</meta:editing-cycles>
    <meta:editing-duration>PT11M9S</meta:editing-duration>
    <meta:document-statistic meta:table-count="1" meta:cell-count="55" meta:object-count="0"/>
  </office:meta>
</office:document-meta>
</file>